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F000001135C8A25C3.png"/>
  <manifest:file-entry manifest:media-type="image/png" manifest:full-path="Pictures/10000000000001CF000001138E926B95.png"/>
  <manifest:file-entry manifest:media-type="image/png" manifest:full-path="Pictures/10000000000001CF0000011330F5D039.png"/>
  <manifest:file-entry manifest:media-type="image/png" manifest:full-path="Pictures/100000000000022700000132FC474598.png"/>
  <manifest:file-entry manifest:media-type="image/png" manifest:full-path="Pictures/10000000000001CF00000113D43336DE.png"/>
  <manifest:file-entry manifest:media-type="image/png" manifest:full-path="Pictures/10000000000001CF00000113E54C2BC8.png"/>
  <manifest:file-entry manifest:media-type="image/png" manifest:full-path="Pictures/10000000000001CF00000113848041EF.png"/>
  <manifest:file-entry manifest:media-type="image/png" manifest:full-path="Pictures/10000000000001CF0000011337242635.png"/>
  <manifest:file-entry manifest:media-type="image/png" manifest:full-path="Pictures/100000000000022700000132E837E276.png"/>
  <manifest:file-entry manifest:media-type="image/png" manifest:full-path="Pictures/100000000000022700000132D82EFAAD.png"/>
  <manifest:file-entry manifest:media-type="image/png" manifest:full-path="Pictures/100000000000022700000132ADA19700.png"/>
  <manifest:file-entry manifest:media-type="image/png" manifest:full-path="Pictures/10000000000001CF000001131382D511.png"/>
  <manifest:file-entry manifest:media-type="image/png" manifest:full-path="Pictures/10000000000001CF00000113B7517DC0.png"/>
  <manifest:file-entry manifest:media-type="image/png" manifest:full-path="Pictures/10000000000001CF000001137AF045D2.png"/>
  <manifest:file-entry manifest:media-type="image/png" manifest:full-path="Pictures/10000000000001CF00000113CCC67267.png"/>
  <manifest:file-entry manifest:media-type="image/png" manifest:full-path="Pictures/1000000000000227000001327896A7C3.png"/>
  <manifest:file-entry manifest:media-type="image/png" manifest:full-path="Pictures/1000000000000227000001325094BA56.png"/>
  <manifest:file-entry manifest:media-type="image/png" manifest:full-path="Pictures/10000000000001CF00000113C80AD13F.png"/>
  <manifest:file-entry manifest:media-type="image/png" manifest:full-path="Pictures/1000000000000227000001327777AC32.png"/>
  <manifest:file-entry manifest:media-type="image/png" manifest:full-path="Pictures/100000000000022700000132508B2299.png"/>
  <manifest:file-entry manifest:media-type="image/png" manifest:full-path="Pictures/10000000000001CF00000113EBB2A856.png"/>
  <manifest:file-entry manifest:media-type="image/png" manifest:full-path="Pictures/100000000000022700000132DCB5473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x="2.184cm" svg:y="0.958cm" svg:width="12.25cm" svg:height="7.276cm" draw:z-index="0"><draw:image xlink:href="Pictures/10000000000001CF0000011330F5D039.png" xlink:type="simple" xlink:show="embed" xlink:actuate="onLoad"/></draw:frame>Litera „mi”</text:p>
      <text:p text:style-name="Standard"><draw:frame draw:style-name="fr1" draw:name="grafika3" text:anchor-type="paragraph" svg:x="2.282cm" svg:y="15.746cm" svg:width="12.25cm" svg:height="7.276cm" draw:z-index="2"><draw:image xlink:href="Pictures/10000000000001CF0000011337242635.png" xlink:type="simple" xlink:show="embed" xlink:actuate="onLoad"/></draw:frame><draw:frame draw:style-name="fr1" draw:name="grafika2" text:anchor-type="paragraph" svg:x="2.205cm" svg:y="7.895cm" svg:width="12.25cm" svg:height="7.276cm" draw:z-index="1"><draw:image xlink:href="Pictures/10000000000001CF00000113C80AD13F.png" xlink:type="simple" xlink:show="embed" xlink:actuate="onLoad"/></draw:frame></text:p>
      <text:p text:style-name="Standard"/>
      <text:p text:style-name="P1"><draw:frame draw:style-name="fr1" draw:name="grafika4" text:anchor-type="paragraph" svg:x="2.566cm" svg:y="0.552cm" svg:width="12.25cm" svg:height="7.276cm" draw:z-index="3"><draw:image xlink:href="Pictures/10000000000001CF00000113CCC67267.png" xlink:type="simple" xlink:show="embed" xlink:actuate="onLoad"/></draw:frame></text:p>
      <text:p text:style-name="Standard"><draw:frame draw:style-name="fr1" draw:name="grafika5" text:anchor-type="paragraph" svg:x="2.439cm" svg:y="7.781cm" svg:width="12.25cm" svg:height="7.276cm" draw:z-index="4"><draw:image xlink:href="Pictures/10000000000001CF00000113EBB2A856.png" xlink:type="simple" xlink:show="embed" xlink:actuate="onLoad"/></draw:frame>Litera „K” lewa</text:p>
      <text:p text:style-name="Standard"><draw:frame draw:style-name="fr2" draw:name="grafika6" text:anchor-type="paragraph" svg:width="12.25cm" svg:height="7.276cm" draw:z-index="5"><draw:image xlink:href="Pictures/10000000000001CF000001137AF045D2.png" xlink:type="simple" xlink:show="embed" xlink:actuate="onLoad"/></draw:frame></text:p>
      <text:p text:style-name="P1"><draw:frame draw:style-name="fr1" draw:name="grafika8" text:anchor-type="paragraph" svg:x="2.596cm" svg:y="7.781cm" svg:width="12.25cm" svg:height="7.276cm" draw:z-index="7"><draw:image xlink:href="Pictures/10000000000001CF00000113848041EF.png" xlink:type="simple" xlink:show="embed" xlink:actuate="onLoad"/></draw:frame><draw:frame draw:style-name="fr2" draw:name="grafika7" text:anchor-type="paragraph" svg:width="12.25cm" svg:height="7.276cm" draw:z-index="6"><draw:image xlink:href="Pictures/10000000000001CF00000113B7517DC0.png" xlink:type="simple" xlink:show="embed" xlink:actuate="onLoad"/></draw:frame></text:p>
      <text:p text:style-name="Standard"><draw:frame draw:style-name="fr1" draw:name="grafika9" text:anchor-type="paragraph" svg:x="2.376cm" svg:y="7.717cm" svg:width="12.25cm" svg:height="7.276cm" draw:z-index="8"><draw:image xlink:href="Pictures/10000000000001CF00000113E54C2BC8.png" xlink:type="simple" xlink:show="embed" xlink:actuate="onLoad"/></draw:frame></text:p>
      <text:p text:style-name="Standard"/>
      <text:p text:style-name="P1">Litera „K” prawa</text:p>
      <text:p text:style-name="Standard"/>
      <text:p text:style-name="Standard"><draw:frame draw:style-name="fr1" draw:name="grafika12" text:anchor-type="paragraph" svg:x="2.376cm" svg:y="15.593cm" svg:width="12.25cm" svg:height="7.276cm" draw:z-index="11"><draw:image xlink:href="Pictures/10000000000001CF00000113D43336DE.png" xlink:type="simple" xlink:show="embed" xlink:actuate="onLoad"/></draw:frame><draw:frame draw:style-name="fr1" draw:name="grafika11" text:anchor-type="paragraph" svg:x="2.471cm" svg:y="7.685cm" svg:width="12.25cm" svg:height="7.276cm" draw:z-index="10"><draw:image xlink:href="Pictures/10000000000001CF000001131382D511.png" xlink:type="simple" xlink:show="embed" xlink:actuate="onLoad"/></draw:frame><draw:frame draw:style-name="fr2" draw:name="grafika10" text:anchor-type="paragraph" svg:width="12.25cm" svg:height="7.276cm" draw:z-index="9"><draw:image xlink:href="Pictures/10000000000001CF000001138E926B95.png" xlink:type="simple" xlink:show="embed" xlink:actuate="onLoad"/></draw:frame></text:p>
      <text:p text:style-name="Standard"/>
      <text:p text:style-name="P1"><draw:frame draw:style-name="fr2" draw:name="grafika13" text:anchor-type="paragraph" svg:width="12.25cm" svg:height="7.276cm" draw:z-index="12"><draw:image xlink:href="Pictures/10000000000001CF000001135C8A25C3.png" xlink:type="simple" xlink:show="embed" xlink:actuate="onLoad"/></draw:frame></text:p>
      <text:p text:style-name="Standard">Obwódka</text:p>
      <text:p text:style-name="Standard"/>
      <text:p text:style-name="Standard"><draw:frame draw:style-name="fr1" draw:name="grafika15" text:anchor-type="paragraph" svg:x="1.307cm" svg:y="8.567cm" svg:width="14.579cm" svg:height="8.096cm" draw:z-index="14"><draw:image xlink:href="Pictures/1000000000000227000001325094BA56.png" xlink:type="simple" xlink:show="embed" xlink:actuate="onLoad"/></draw:frame><draw:frame draw:style-name="fr2" draw:name="grafika14" text:anchor-type="paragraph" svg:width="14.579cm" svg:height="8.096cm" draw:z-index="13"><draw:image xlink:href="Pictures/100000000000022700000132ADA19700.png" xlink:type="simple" xlink:show="embed" xlink:actuate="onLoad"/></draw:frame></text:p>
      <text:p text:style-name="Standard"/>
      <text:p text:style-name="P1"><draw:frame draw:style-name="fr2" draw:name="grafika16" text:anchor-type="paragraph" svg:width="14.579cm" svg:height="8.096cm" draw:z-index="15"><draw:image xlink:href="Pictures/100000000000022700000132508B2299.png" xlink:type="simple" xlink:show="embed" xlink:actuate="onLoad"/></draw:frame></text:p>
      <text:p text:style-name="Standard"/>
      <text:p text:style-name="Standard"><draw:frame draw:style-name="fr2" draw:name="grafika17" text:anchor-type="paragraph" svg:width="14.579cm" svg:height="8.096cm" draw:z-index="16"><draw:image xlink:href="Pictures/100000000000022700000132D82EFAAD.png" xlink:type="simple" xlink:show="embed" xlink:actuate="onLoad"/></draw:frame><draw:frame draw:style-name="fr1" draw:name="grafika18" text:anchor-type="paragraph" svg:x="1.18cm" svg:y="8.407cm" svg:width="14.579cm" svg:height="8.096cm" draw:z-index="17"><draw:image xlink:href="Pictures/1000000000000227000001327896A7C3.png" xlink:type="simple" xlink:show="embed" xlink:actuate="onLoad"/></draw:frame></text:p>
      <text:p text:style-name="Standard"/>
      <text:p text:style-name="Standard"><draw:frame draw:style-name="fr2" draw:name="grafika19" text:anchor-type="paragraph" svg:width="14.579cm" svg:height="8.096cm" draw:z-index="18"><draw:image xlink:href="Pictures/100000000000022700000132E837E276.png" xlink:type="simple" xlink:show="embed" xlink:actuate="onLoad"/></draw:frame><text:soft-page-break/></text:p>
      <text:p text:style-name="Standard"><draw:frame draw:style-name="fr2" draw:name="grafika20" text:anchor-type="paragraph" svg:width="14.579cm" svg:height="8.096cm" draw:z-index="19"><draw:image xlink:href="Pictures/100000000000022700000132DCB54736.png" xlink:type="simple" xlink:show="embed" xlink:actuate="onLoad"/></draw:frame></text:p>
      <text:p text:style-name="Standard"><draw:frame draw:style-name="fr2" draw:name="grafika21" text:anchor-type="paragraph" svg:width="14.579cm" svg:height="8.096cm" draw:z-index="20"><draw:image xlink:href="Pictures/100000000000022700000132FC474598.png" xlink:type="simple" xlink:show="embed" xlink:actuate="onLoad"/></draw:frame></text:p>
      <text:p text:style-name="Standard"><draw:frame draw:style-name="fr2" draw:name="grafika22" text:anchor-type="paragraph" svg:width="14.579cm" svg:height="8.096cm" draw:z-index="21"><draw:image xlink:href="Pictures/1000000000000227000001327777AC3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9T13:37:34.90</meta:creation-date>
    <dc:date>2013-12-29T13:49:03.03</dc:date>
    <meta:editing-duration>PT11M14S</meta:editing-duration>
    <meta:editing-cycles>24</meta:editing-cycles>
    <meta:generator>OpenOffice/4.0.1$Win32 OpenOffice.org_project/401m5$Build-9714</meta:generator>
    <meta:document-statistic meta:table-count="0" meta:image-count="22" meta:object-count="0" meta:page-count="8" meta:paragraph-count="4" meta:word-count="9" meta:character-count="49"/>
  </office:meta>
</office:document-meta>
</file>